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0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16pt" style:font-size-asian="16pt" style:font-size-complex="16pt"/>
    </style:style>
    <style:style style:name="T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493cm">
          <draw:text-box>
            <text:p text:style-name="P1"><text:span text:style-name="T1">HYMN #713</text:span></text:p>
            <text:p text:style-name="P1"><text:span text:style-name="T2">“</text:span><text:span text:style-name="T2">From God Can Nothing Move 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24cm" svg:y="0.609cm">
          <draw:text-box>
            <text:p text:style-name="P4"><text:span text:style-name="T3">1. </text:span><text:span text:style-name="T4">From God can nothing move me;</text:span></text:p>
            <text:p text:style-name="P4"><text:span text:style-name="T4">He will not step aside</text:span></text:p>
            <text:p text:style-name="P4"><text:span text:style-name="T4">But gently will reprove me</text:span></text:p>
            <text:p text:style-name="P4"><text:span text:style-name="T4">And be my constant gu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892cm" svg:height="7.011cm" svg:x="1.778cm" svg:y="0.508cm">
          <draw:text-box>
            <text:p text:style-name="P4"><text:span text:style-name="T4">He stretches out His hand</text:span></text:p>
            <text:p text:style-name="P4"><text:span text:style-name="T4">In evening and in morning,</text:span></text:p>
            <text:p text:style-name="P4"><text:span text:style-name="T4">My life with grace adorning</text:span></text:p>
            <text:p text:style-name="P4"><text:span text:style-name="T4">Wherever I may st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892cm" svg:height="7.011cm" svg:x="1.684cm" svg:y="0.491cm">
          <draw:text-box>
            <text:p text:style-name="P4"><text:span text:style-name="T3">2. </text:span><text:span text:style-name="T4">When those whom I regarded</text:span></text:p>
            <text:p text:style-name="P4"><text:span text:style-name="T4">As trustworthy and sure</text:span></text:p>
            <text:p text:style-name="P4"><text:span text:style-name="T4">Have long from me departed,</text:span></text:p>
            <text:p text:style-name="P4"><text:span text:style-name="T4">God’s grace shall still end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4.892cm" svg:height="7.011cm" svg:x="1.778cm" svg:y="0.508cm">
          <draw:text-box>
            <text:p text:style-name="P4"><text:span text:style-name="T4">He rescues me from sin</text:span></text:p>
            <text:p text:style-name="P4"><text:span text:style-name="T4">And breaks the chains that bind me.</text:span></text:p>
            <text:p text:style-name="P4"><text:span text:style-name="T4">I leave death’s fear behind me;</text:span></text:p>
            <text:p text:style-name="P4"><text:span text:style-name="T4">His peace I have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5" draw:layer="layout" svg:width="24.892cm" svg:height="7.011cm" svg:x="1.594cm" svg:y="0.41cm">
          <draw:text-box>
            <text:p text:style-name="P4"><text:span text:style-name="T3">3. </text:span><text:span text:style-name="T4">The Lord my life arranges;</text:span></text:p>
            <text:p text:style-name="P4"><text:span text:style-name="T4">Who can His work destroy?</text:span></text:p>
            <text:p text:style-name="P4"><text:span text:style-name="T4">In His good time He changes</text:span></text:p>
            <text:p text:style-name="P4"><text:span text:style-name="T4">All sorrow into j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5" draw:layer="layout" svg:width="24.892cm" svg:height="7.011cm" svg:x="1.524cm" svg:y="0.552cm">
          <draw:text-box>
            <text:p text:style-name="P4"><text:span text:style-name="T4">So let me then be still:</text:span></text:p>
            <text:p text:style-name="P4"><text:span text:style-name="T4">My body, soul, and spirit</text:span></text:p>
            <text:p text:style-name="P4"><text:span text:style-name="T4">His tender care inherit</text:span></text:p>
            <text:p text:style-name="P4"><text:span text:style-name="T4">According to His w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5" draw:layer="layout" svg:width="24.892cm" svg:height="7.011cm" svg:x="1.524cm" svg:y="0.609cm">
          <draw:text-box>
            <text:p text:style-name="P4"><text:span text:style-name="T3">4. </text:span><text:span text:style-name="T4">Each day at His good pleasure</text:span></text:p>
            <text:p text:style-name="P4"><text:span text:style-name="T4">God’s gracious will is done.</text:span></text:p>
            <text:p text:style-name="P4"><text:span text:style-name="T4">He sent His greatest treasure</text:span></text:p>
            <text:p text:style-name="P4"><text:span text:style-name="T4">In Jesus Christ, His S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4">He ev’ry gift imparts.</text:span></text:p>
            <text:p text:style-name="P4"><text:span text:style-name="T4">The bread of earth and heaven</text:span></text:p>
            <text:p text:style-name="P4"><text:span text:style-name="T4">Are by His kindness given.</text:span></text:p>
            <text:p text:style-name="P4"><text:span text:style-name="T4">Praise Him with thankful hear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3" draw:text-style-name="P5" draw:layer="layout" svg:width="24.892cm" svg:height="7.011cm" svg:x="1.524cm" svg:y="0.609cm">
          <draw:text-box>
            <text:p text:style-name="P4"><text:span text:style-name="T3">5. </text:span><text:span text:style-name="T4">Praise God with acclamation</text:span></text:p>
            <text:p text:style-name="P4"><text:span text:style-name="T4">And in His gifts rejoice.</text:span></text:p>
            <text:p text:style-name="P4"><text:span text:style-name="T4">Each day finds its vocation</text:span></text:p>
            <text:p text:style-name="P4"><text:span text:style-name="T4">Responding to His v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3" draw:text-style-name="P5" draw:layer="layout" svg:width="24.892cm" svg:height="7.011cm" svg:x="1.778cm" svg:y="0.508cm">
          <draw:text-box>
            <text:p text:style-name="P4"><text:span text:style-name="T4">Soon years on earth are past;</text:span></text:p>
            <text:p text:style-name="P4"><text:span text:style-name="T4">But time we spend expressing</text:span></text:p>
            <text:p text:style-name="P4"><text:span text:style-name="T4">The love of God brings blessing</text:span></text:p>
            <text:p text:style-name="P4"><text:span text:style-name="T4">That will forever la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3">6. </text:span><text:span text:style-name="T4">Yet even though I suffer</text:span></text:p>
            <text:p text:style-name="P4"><text:span text:style-name="T4">The world’s unpleasantness,</text:span></text:p>
            <text:p text:style-name="P4"><text:span text:style-name="T4">And though the days grow rougher</text:span></text:p>
            <text:p text:style-name="P4"><text:span text:style-name="T4">And bring me great distres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>
        <draw:frame draw:style-name="gr3" draw:text-style-name="P5" draw:layer="layout" svg:width="24.892cm" svg:height="7.011cm" svg:x="1.548cm" svg:y="0.551cm">
          <draw:text-box>
            <text:p text:style-name="P4"><text:span text:style-name="T4">That day of bliss divine,</text:span></text:p>
            <text:p text:style-name="P4"><text:span text:style-name="T4">Which knows no end or measure,</text:span></text:p>
            <text:p text:style-name="P4"><text:span text:style-name="T4">And Christ, who is my pleasure,</text:span></text:p>
            <text:p text:style-name="P4"><text:span text:style-name="T4">Forever shall be m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>
        <draw:frame draw:style-name="gr3" draw:text-style-name="P2" draw:layer="layout" svg:width="24.892cm" svg:height="7.011cm" svg:x="1.5cm" svg:y="0.435cm">
          <draw:text-box>
            <text:p text:style-name="P1"><text:span text:style-name="T3">7. </text:span><text:span text:style-name="T4">For thus the Father willed it,</text:span></text:p>
            <text:p text:style-name="P1"><text:span text:style-name="T4">Who fashioned us from clay;</text:span></text:p>
            <text:p text:style-name="P1"><text:span text:style-name="T4">And His own Son fulfilled it</text:span></text:p>
            <text:p text:style-name="P1"><text:span text:style-name="T4">And brought eternal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>
        <draw:frame draw:style-name="gr4" draw:text-style-name="P2" draw:layer="layout" svg:width="24.892cm" svg:height="13.391cm" svg:x="1.548cm" svg:y="0.458cm">
          <draw:text-box>
            <text:p text:style-name="P1"><text:span text:style-name="T4">The Spirit now has come,</text:span></text:p>
            <text:p text:style-name="P1"><text:span text:style-name="T4">To us true faith has given;</text:span></text:p>
            <text:p text:style-name="P1"><text:span text:style-name="T4">He leads us home to heaven.</text:span></text:p>
            <text:p text:style-name="P1"><text:span text:style-name="T4">O praise the Three in One!</text:span></text:p>
            <text:p text:style-name="P6"><text:span text:style-name="T5"/></text:p>
            <text:p text:style-name="P6"><text:span text:style-name="T5"/></text:p>
            <text:p text:style-name="P7"><text:span text:style-name="T6"><text:s/></text:span><text:span text:style-name="T5">2006 Concordia Publishing House.</text:span></text:p>
            <text:p text:style-name="P7"><text:span text:style-name="T5"><text:s/></text:span><text:span text:style-name="T5">Used by permission: </text:span></text:p>
            <text:p text:style-name="P7"><text:span text:style-name="T5"><text:s/></text:span><text:span text:style-name="T5">LSB Hymn License .NET, no. 100011038.</text:span></text:p>
            <text:p text:style-name="P7"><text:span text:style-name="T5"><text:s/></text:span><text:span text:style-name="T5">1978 Lutheran Book of Worship.</text:span></text:p>
            <text:p text:style-name="P7"><text:span text:style-name="T5"><text:s/></text:span><text:span text:style-name="T5">Used by permission:</text:span></text:p>
            <text:p text:style-name="P7"><text:span text:style-name="T5"><text:s/></text:span><text:span text:style-name="T5">LSB Hymn License .NET, no. 100011038</text:span><text:span text:style-name="T6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21:05:46.420000000</meta:creation-date>
    <dc:date>2019-04-29T13:41:37.989000000</dc:date>
    <meta:editing-duration>PT17M</meta:editing-duration>
    <meta:editing-cycles>12</meta:editing-cycles>
    <meta:generator>LibreOffice/6.1.5.2$Windows_X86_64 LibreOffice_project/90f8dcf33c87b3705e78202e3df5142b201bd805</meta:generator>
    <meta:document-statistic meta:object-count="66"/>
  </office:meta>
</office:document-meta>
</file>